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2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99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rme</text:p>
          </table:table-cell>
          <table:table-cell table:style-name="ce1" office:value-type="string" calcext:value-type="string">
            <text:p>Définition</text:p>
          </table:table-cell>
        </table:table-row>
        <table:table-row table:style-name="ro2">
          <table:table-cell table:style-name="ce1" office:value-type="string" calcext:value-type="string">
            <text:p>Ensemble</text:p>
          </table:table-cell>
          <table:table-cell table:style-name="ce1" office:value-type="string" calcext:value-type="string">
            <text:p>Il est constitué d'éléments et est défini par une relation d'appartenance</text:p>
          </table:table-cell>
        </table:table-row>
        <table:table-row table:style-name="ro1">
          <table:table-cell table:style-name="ce1" office:value-type="string" calcext:value-type="string">
            <text:p>Assertion</text:p>
          </table:table-cell>
          <table:table-cell table:style-name="ce1" office:value-type="string" calcext:value-type="string">
            <text:p>Phrase grammaticalement correcte dont on peut dire sans ambiguïté si elle est vraie ou fausse</text:p>
          </table:table-cell>
        </table:table-row>
        <table:table-row table:style-name="ro1">
          <table:table-cell table:style-name="ce1" office:value-type="string" calcext:value-type="string">
            <text:p>Vérité d’une impliqation dont la première assertion est fausse</text:p>
          </table:table-cell>
          <table:table-cell table:style-name="ce2" office:value-type="boolean" office:boolean-value="true" calcext:value-type="boolean">
            <text:p>VRAI</text:p>
          </table:table-cell>
        </table:table-row>
        <table:table-row table:style-name="ro1">
          <table:table-cell table:style-name="ce1" office:value-type="string" calcext:value-type="string">
            <text:p>Contraposée d’une implication</text:p>
          </table:table-cell>
          <table:table-cell table:style-name="ce2" office:value-type="string" calcext:value-type="string">
            <text:p>$(P \Rightarrow Q) \iff (\neg Q \Rightarrow \neg P)$</text:p>
          </table:table-cell>
        </table:table-row>
        <table:table-row table:style-name="ro1">
          <table:table-cell table:style-name="ce1" office:value-type="string" calcext:value-type="string">
            <text:p>Négation d’une implication</text:p>
          </table:table-cell>
          <table:table-cell table:style-name="ce1" office:value-type="string" calcext:value-type="string">
            <text:p>$\neg (P \Rightarrow Q) = P \wedge \neg Q$</text:p>
          </table:table-cell>
        </table:table-row>
        <table:table-row table:style-name="ro1">
          <table:table-cell office:value-type="string" calcext:value-type="string">
            <text:p>Prédicat</text:p>
          </table:table-cell>
          <table:table-cell office:value-type="string" calcext:value-type="string">
            <text:p>une phrase correcte qui dépend de variables et dont on peut dire la valeur de vérité pour tout k-uplet donné</text:p>
          </table:table-cell>
        </table:table-row>
        <table:table-row table:style-name="ro1">
          <table:table-cell office:value-type="string" calcext:value-type="string">
            <text:p>Tautologie</text:p>
          </table:table-cell>
          <table:table-cell office:value-type="string" calcext:value-type="string">
            <text:p>Formule propositionnelle toujours vraie</text:p>
          </table:table-cell>
        </table:table-row>
        <table:table-row table:style-name="ro1">
          <table:table-cell office:value-type="string" calcext:value-type="string">
            <text:p>Contradiction</text:p>
          </table:table-cell>
          <table:table-cell office:value-type="string" calcext:value-type="string">
            <text:p>Formule propositionnelle toujours fausse</text:p>
          </table:table-cell>
        </table:table-row>
        <table:table-row table:style-name="ro1">
          <table:table-cell office:value-type="string" calcext:value-type="string">
            <text:p>Raisonnement par récurrence</text:p>
          </table:table-cell>
          <table:table-cell office:value-type="string" calcext:value-type="string">
            <text:p>Si $(P(0)$ et $(\forall n\in \mathbb{N}, P(n) \Rightarrow P(n+1)$, alors $\forall n\in \mathbb{N}, P(n)$</text:p>
          </table:table-cell>
        </table:table-row>
        <table:table-row table:style-name="ro1">
          <table:table-cell office:value-type="string" calcext:value-type="string">
            <text:p>Récurrence à 2 pas</text:p>
          </table:table-cell>
          <table:table-cell office:value-type="string" calcext:value-type="string">
            <text:p>Si $(P(0)\wedge P(1)) \wedge (\forall n \in \mathbb{N}, P(n) \wedge P(n+1) \Rightarrow P(n+2))$, alors $P(n)$.</text:p>
          </table:table-cell>
        </table:table-row>
        <table:table-row table:style-name="ro1">
          <table:table-cell office:value-type="string" calcext:value-type="string">
            <text:p>Récurrence forte</text:p>
          </table:table-cell>
          <table:table-cell office:value-type="string" calcext:value-type="string">
            <text:p>Si $P(0) \wedge (\forall n \in \mathbb{N}, [\forall \mathbb{R} \in \{0,\dots,n\}, P(k) \Rightarrow P(n+1)])$, alors $P(n) \forall n \in \mathbb{N}$.</text:p>
          </table:table-cell>
        </table:table-row>
        <table:table-row table:style-name="ro1">
          <table:table-cell office:value-type="string" calcext:value-type="string">
            <text:p>2 ensembles sont égaux ssi</text:p>
          </table:table-cell>
          <table:table-cell office:value-type="string" calcext:value-type="string">
            <text:p>$\forall x, x \in E \iff x \in F$</text:p>
          </table:table-cell>
        </table:table-row>
        <table:table-row table:style-name="ro1">
          <table:table-cell office:value-type="string" calcext:value-type="string">
            <text:p>E est inclu dans F ssi</text:p>
          </table:table-cell>
          <table:table-cell office:value-type="string" calcext:value-type="string">
            <text:p>$\forall x, x \in E \Rightarrow x \in F$. On écrit alors $E \subset F$. E est un sous ensemble de F</text:p>
          </table:table-cell>
        </table:table-row>
        <table:table-row table:style-name="ro1">
          <table:table-cell office:value-type="string" calcext:value-type="string">
            <text:p>Propriété et unicité de l’ensemble vide</text:p>
          </table:table-cell>
          <table:table-cell office:value-type="string" calcext:value-type="string">
            <text:p>Il existe un unique ensemble appelé ensemble vide <text:s/>noté $\varnothing$, tel que $\forall x, x \notin \varnothing$.</text:p>
          </table:table-cell>
        </table:table-row>
        <table:table-row table:style-name="ro1">
          <table:table-cell office:value-type="string" calcext:value-type="string">
            <text:p>Parties de E</text:p>
          </table:table-cell>
          <table:table-cell office:value-type="string" calcext:value-type="string">
            <text:p>L'ensemble de tous les sous-ensembles d'un ensemble E est un Ensemble E, que l'on note P(E)</text:p>
          </table:table-cell>
        </table:table-row>
        <table:table-row table:style-name="ro1">
          <table:table-cell office:value-type="string" calcext:value-type="string">
            <text:p>Notation de l’ensemble des des x de E qui vérifient P(x)</text:p>
          </table:table-cell>
          <table:table-cell office:value-type="string" calcext:value-type="string">
            <text:p>la collection des x de E qui vérifient P(x) est un ensemble. On le note $(x, x \in E \wedge P(n)$</text:p>
          </table:table-cell>
        </table:table-row>
        <table:table-row table:style-name="ro1">
          <table:table-cell office:value-type="string" calcext:value-type="string">
            <text:p>Notation de $E \backslash F$</text:p>
          </table:table-cell>
          <table:table-cell office:value-type="string" calcext:value-type="string">
            <text:p>L’ensemble $\{x \in E, x \notin F\}$</text:p>
          </table:table-cell>
        </table:table-row>
        <table:table-row table:style-name="ro1">
          <table:table-cell office:value-type="string" calcext:value-type="string">
            <text:p>Prduduit cartésien</text:p>
          </table:table-cell>
          <table:table-cell office:value-type="string" calcext:value-type="string">
            <text:p>l'ensemble des couples $E\times F = \{(x;y), x\in E, y \in F\}$.</text:p>
          </table:table-cell>
        </table:table-row>
        <table:table-row table:style-name="ro1">
          <table:table-cell office:value-type="string" calcext:value-type="string">
            <text:p>Complémentaire de A dans E</text:p>
          </table:table-cell>
          <table:table-cell office:value-type="string" calcext:value-type="string">
            <text:p>Noté $\bar{A}$, c' est l'ensemble défini par $x\in \bar{A} \iff x \notin A$. Ainsi, $\bar{A} = \{x\in E, x\notin A\}$.</text:p>
          </table:table-cell>
        </table:table-row>
        <table:table-row table:style-name="ro1">
          <table:table-cell office:value-type="string" calcext:value-type="string">
            <text:p>$\overline{A\cap B} = ? $ $\overline{A\cup B} = ?$</text:p>
          </table:table-cell>
          <table:table-cell office:value-type="string" calcext:value-type="string">
            <text:p>$\overline{A\cap B} = \bar{A} \cup \bar{B}$. <text:s/>$\overline{A\cup B} = \bar{A} \cap \bar{B}$.</text:p>
          </table:table-cell>
        </table:table-row>
        <table:table-row table:style-name="ro1">
          <table:table-cell office:value-type="string" calcext:value-type="string">
            <text:p>$A\cap(B\cup C) = ?$ <text:s/>$A\cup (B\cap C) = ?$</text:p>
          </table:table-cell>
          <table:table-cell office:value-type="string" calcext:value-type="string">
            <text:p>$A\cap(B\cup C) = (A\cap B)\cup (A\cap C)$. <text:s/>$A\cup (B\cap C) = (A\cup B)\cap (A\cup C)$.</text:p>
          </table:table-cell>
        </table:table-row>
        <table:table-row table:style-name="ro1">
          <table:table-cell office:value-type="string" calcext:value-type="string">
            <text:p>$\bar{\varnothing} = ?$. <text:s/>$\bar{E} = <text:s/>?$. <text:s/>$\bar{\bar{A}} = ?$.</text:p>
          </table:table-cell>
          <table:table-cell office:value-type="string" calcext:value-type="string">
            <text:p>$\bar{\varnothing} = E$. <text:s/>$\bar{E} = \varnothing$. <text:s/>$\bar{\bar{A}} = A$.</text:p>
          </table:table-cell>
        </table:table-row>
        <table:table-row table:style-name="ro1">
          <table:table-cell office:value-type="string" calcext:value-type="string">
            <text:p>Définition de $\bigcap\limits_{i\in I}$</text:p>
          </table:table-cell>
          <table:table-cell office:value-type="string" calcext:value-type="string">
            <text:p>$\bigcap\limits_{i\in I} = \{x, x\in F_i, \forall i \in I\}$.</text:p>
          </table:table-cell>
        </table:table-row>
        <table:table-row table:style-name="ro1">
          <table:table-cell office:value-type="string" calcext:value-type="string">
            <text:p>Définition de $\bigcup\limits_{i\in I}</text:p>
          </table:table-cell>
          <table:table-cell office:value-type="string" calcext:value-type="string">
            <text:p>$\bigcup\limits_{i\in I} = \{x, \exists i\in I, x\in F_i\}$. </text:p>
          </table:table-cell>
        </table:table-row>
        <table:table-row table:style-name="ro1">
          <table:table-cell office:value-type="string" calcext:value-type="string">
            <text:p>Surjectivité</text:p>
          </table:table-cell>
          <table:table-cell office:value-type="string" calcext:value-type="string">
            <text:p>f est surjective de $E \rightarrow F \iff \forall y\in F, \exists x\in E, y = f(x) \iff$ tout élément de F admet au moins un antécédent dans E.</text:p>
          </table:table-cell>
        </table:table-row>
        <table:table-row table:style-name="ro1">
          <table:table-cell office:value-type="string" calcext:value-type="string">
            <text:p>Injectivité</text:p>
          </table:table-cell>
          <table:table-cell office:value-type="string" calcext:value-type="string">
            <text:p>f est injective de $E \rightarrow F \iff (\forall x, x' \in E, x\neq x' \Rightarrow f(x)\neq f(x')) \iff (\forall x, x' \in E, f(x) = f(x') \Rightarrow x = x') \iff$ tout élément de F a au plus un antécédent dans E.</text:p>
          </table:table-cell>
        </table:table-row>
        <table:table-row table:style-name="ro1">
          <table:table-cell office:value-type="string" calcext:value-type="string">
            <text:p>Bijectivité</text:p>
          </table:table-cell>
          <table:table-cell office:value-type="string" calcext:value-type="string">
            <text:p>f est bijective de $E \rightarrow F \iff (\forall x, x' \in E, \exists!x\in E, y=f(x) )\iff$ tout élément de F a un unique antécédent par f dans E. $\iff$ f est injective et surjective.</text:p>
          </table:table-cell>
        </table:table-row>
        <table:table-row table:style-name="ro1">
          <table:table-cell office:value-type="string" calcext:value-type="string">
            <text:p>Fonction injective et surjective</text:p>
          </table:table-cell>
          <table:table-cell office:value-type="string" calcext:value-type="string">
            <text:p>$f: \mathbb{R}^+ \to \mathbb{R}^+: x \mapsto x^2$, $f: [0,2\pi[ \to [-1,1]: x \mapsto \sin(x)$</text:p>
          </table:table-cell>
        </table:table-row>
        <table:table-row table:style-name="ro1">
          <table:table-cell office:value-type="string" calcext:value-type="string">
            <text:p>Fonction injective et non surjective</text:p>
          </table:table-cell>
          <table:table-cell office:value-type="string" calcext:value-type="string">
            <text:p>$f: \mathbb{R}^+ \to \mathbb{R}: x \mapsto x^2$</text:p>
          </table:table-cell>
        </table:table-row>
        <table:table-row table:style-name="ro1">
          <table:table-cell office:value-type="string" calcext:value-type="string">
            <text:p>Fonction non injective et surjective</text:p>
          </table:table-cell>
          <table:table-cell office:value-type="string" calcext:value-type="string">
            <text:p>$f: \mathbb{R} \to \mathbb{R}^+: x \mapsto x^2$, $f: \mathbb{R} \to [-1,1]: x \mapsto \sin(x), \cos(x)</text:p>
          </table:table-cell>
        </table:table-row>
        <table:table-row table:style-name="ro1">
          <table:table-cell office:value-type="string" calcext:value-type="string">
            <text:p>Fonction non injective et non surjective</text:p>
          </table:table-cell>
          <table:table-cell office:value-type="string" calcext:value-type="string">
            <text:p>$f: \mathbb{R} \to \mathbb{R}: x \mapsto x^2$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8:27:57.136726933</meta:creation-date>
    <dc:date>2024-09-11T14:14:32.033791665</dc:date>
    <meta:editing-duration>PT42M38S</meta:editing-duration>
    <meta:editing-cycles>6</meta:editing-cycles>
    <meta:generator>LibreOffice/7.3.7.2$Linux_X86_64 LibreOffice_project/30$Build-2</meta:generator>
    <meta:document-statistic meta:table-count="1" meta:cell-count="64" meta:object-count="0"/>
  </office:meta>
</office:document-meta>
</file>